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c9fc" officeooo:paragraph-rsid="0016c9fc"/>
    </style:style>
    <style:style style:name="P2" style:family="paragraph" style:parent-style-name="Standard">
      <style:text-properties officeooo:rsid="0016c9fc" officeooo:paragraph-rsid="001a2650"/>
    </style:style>
    <style:style style:name="P3" style:family="paragraph" style:parent-style-name="Standard">
      <style:text-properties fo:font-size="20pt" fo:font-weight="bold" officeooo:rsid="0016c9fc" officeooo:paragraph-rsid="0016c9fc" style:font-size-asian="20pt" style:font-weight-asian="bold" style:font-size-complex="20pt" style:font-weight-complex="bold"/>
    </style:style>
    <style:style style:name="P4" style:family="paragraph" style:parent-style-name="Standard">
      <style:text-properties officeooo:rsid="0017752c" officeooo:paragraph-rsid="0017752c"/>
    </style:style>
    <style:style style:name="P5" style:family="paragraph" style:parent-style-name="Standard">
      <style:text-properties officeooo:paragraph-rsid="0016c9fc"/>
    </style:style>
    <style:style style:name="P6" style:family="paragraph" style:parent-style-name="Standard">
      <style:text-properties officeooo:rsid="00186eff" officeooo:paragraph-rsid="00186eff"/>
    </style:style>
    <style:style style:name="P7" style:family="paragraph" style:parent-style-name="Standard">
      <style:text-properties officeooo:rsid="001a2650" officeooo:paragraph-rsid="001a2650"/>
    </style:style>
    <style:style style:name="T1" style:family="text">
      <style:text-properties style:text-position="super 58%"/>
    </style:style>
    <style:style style:name="T2" style:family="text">
      <style:text-properties officeooo:rsid="0017752c"/>
    </style:style>
    <style:style style:name="T3" style:family="text">
      <style:text-properties officeooo:rsid="001a2650"/>
    </style:style>
    <style:style style:name="T4" style:family="text">
      <style:text-properties officeooo:rsid="001ae67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alysis of the article about gay people</text:p>
      <text:p text:style-name="P4">By Thies Peiter Brun Hollebeek and Simon From Jakobsen</text:p>
      <text:p text:style-name="P1"/>
      <text:p text:style-name="P1">Analysis of the article titled “I’ve seen British attitudes to gay people change. But the battle is not yet won” by Chris Bryant as an online article released on <text:a xlink:type="simple" xlink:href="http://www.theguardian.com/" text:style-name="Internet_20_link" text:visited-style-name="Visited_20_Internet_20_Link">www.theguardian.com</text:a> on Friday the 12<text:span text:style-name="T1">th</text:span> of July 2019.</text:p>
      <text:p text:style-name="P1"/>
      <text:p text:style-name="P5">We argue the text is of the feature article genre. We think this is the case, because the article is written objectively and factual, but has a personal touch, with language and personal anecdotes. It’s more like the writer is <text:span text:style-name="T2">telling us about the subject, rather than the subject just being stated as facts.</text:span></text:p>
      <text:p text:style-name="P5"/>
      <text:p text:style-name="P4">It also doesn’t contain any particular breaking or high value news, instead it sums up all the relevant history, which can be seen around line 42, in which we’re told about a few songs relating to the situation back then.</text:p>
      <text:p text:style-name="P4"/>
      <text:p text:style-name="P4">The text could also be argued to be an op-ed, but we argue against it, because the text is longer and because it informs the reader more about the past and the situation, instead of just forcing an opinion onto the reader.</text:p>
      <text:p text:style-name="P4"/>
      <text:p text:style-name="P6">We would argue the platform “The Guardian” is a tabloid newspaper. Based on the article, the language simpler with easily readable text. The text is also more narrative in structure, rather than expository. There’s also frequent use of opinionated verbs, like “hideously repressive” in line 40. The language is also biased, and we aren’t in doubt about the writers opinion. Looking at the website, scrolling down a few articles, the majority of the topics are relating to famous people and private lives.</text:p>
      <text:p text:style-name="P6"/>
      <text:p text:style-name="P2">Chris Bryant <text:span text:style-name="T3">starts the article unbiased, but then reveals, that he himself is gay, which we see in line 35, when he says “fellow gay MP’s” and later at line 41; “When I was young .. being ever so slightly gay”. </text:span></text:p>
      <text:p text:style-name="P2"/>
      <text:p text:style-name="P7">The writer makes use of pathos in the text. From line 54, he explains how men were sent to present, and at line 60 explains how Hitler, killed thousands of gay people.</text:p>
      <text:p text:style-name="P7">The writer also makes use of logos and ethos, giving personal anecdotes of his political career <text:span text:style-name="T4">(line 23), and showing statistics and electoral results (line 31 and 35).</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9:13:34.480039023</meta:creation-date>
    <dc:date>2022-02-21T19:55:32.469435596</dc:date>
    <meta:editing-duration>PT9M48S</meta:editing-duration>
    <meta:editing-cycles>2</meta:editing-cycles>
    <meta:generator>LibreOffice/6.4.7.2$Linux_X86_64 LibreOffice_project/40$Build-2</meta:generator>
    <meta:document-statistic meta:table-count="0" meta:image-count="0" meta:object-count="0" meta:page-count="1" meta:paragraph-count="10" meta:word-count="372" meta:character-count="2111" meta:non-whitespace-character-count="1748"/>
  </office:meta>
</office:document-meta>
</file>